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 style:list-style-name="L3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4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 style:list-style-name="L5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 формулировки проблемы зависит простота поиска решения. Приемы формулировки проблемы:</text:p>
      <text:list xml:id="list2672240968594108501" text:style-name="L1">
        <text:list-item>
          <text:p text:style-name="P2">Перефразировать: сформулировать проблему новыми словами, не теряя первоначального смысла.</text:p>
        </text:list-item>
        <text:list-item>
          <text:p text:style-name="P2">180 градусов: изменить смысл на противоположный.</text:p>
        </text:list-item>
        <text:list-item>
          <text:p text:style-name="P2">Расширение границ: сформулировать задачу, исходя из более широкого смысла («стоит ли менять работу» <text:span text:style-name="T1">&gt; </text:span>“как мне обеспечить свой доход”).</text:p>
        </text:list-item>
        <text:list-item>
          <text:p text:style-name="P2">Переместить фокус внимания (что можно сделать другое для достижения этой задачи: «как увеличить доход» <text:span text:style-name="T1">&gt; </text:span>“как сократить издержки”).</text:p>
        </text:list-item>
        <text:list-item>
          <text:p text:style-name="P2">Задать вопрос: «Для чего мне это?» Ответить на него, на полученный результат снова задать этот вопрос. И т. д. Если не ошибаюсь, у Тойоты есть метод «пяти почему».</text:p>
        </text:list-item>
      </text:list>
      <text:p text:style-name="P1"/>
      <text:p text:style-name="P1">Положительные формулировки обрабатываются мозгом быстрее и проще. То же самое с активным залогом («Том бросил мяч» (акт.) - лучше / «Мяч брошен Томом» (пассивн.) - хуже).</text:p>
      <text:p text:style-name="P1"/>
      <text:p text:style-name="P1">У мозга есть особенность — легко находит отрицательные последствия идеи, тяжелее — положительные. Поэтому можно использовать прием «Плюсы, минусы, решения». Его смысл в следующем: сначала находим плюсы, затем минусы, далее придумываем как сделать минусы положительными или хотя бы нейтральными, те минусы которые нельзя сгладить и будут ценой реализации идеи. Также в процессе выбора есть еще один вариант — ничего не менять (не предпринимать) - «статус-кво».</text:p>
      <text:p text:style-name="P1"/>
      <text:p text:style-name="P1">Дивергенция — рассмотрение в общем, со всех сторон (мозговой штурм).</text:p>
      <text:p text:style-name="P1">Конвергенция — рассмотрение пристально и детально, сфокусированно.</text:p>
      <text:p text:style-name="P1"/>
      <text:p text:style-name="P1">«Плюсы, минусы, решения»<text:span text:style-name="T1">:</text:span></text:p>
      <text:list xml:id="list207681751817062257" text:style-name="L2">
        <text:list-item>
          <text:p text:style-name="P3">Перечислить все «за» (дивергенция);</text:p>
        </text:list-item>
        <text:list-item>
          <text:p text:style-name="P3">Перечислить все «против» (дивергенция);</text:p>
        </text:list-item>
        <text:list-item>
          <text:p text:style-name="P3">Проанализировать, объединить и исключить доводы «против» (конвергенция) (объединяем схожие, исключаем повторяющиеся и неактуальные);</text:p>
        </text:list-item>
        <text:list-item>
          <text:p text:style-name="P3">Снять как можно больше доводов «против» (дивергенция) (превращаем в «за» или хотя бы в нейтральные, для каждого «против» записываем возможные решения или невозможность решения);</text:p>
        </text:list-item>
      </text:list>
      <text:p text:style-name="P1">Данные шаги прогоняем для всех вариантов решения проблемы (в т.ч. Для статуса-кво).</text:p>
      <text:list xml:id="list531584876096779202" text:style-name="L3">
        <text:list-item>
          <text:p text:style-name="P4">Сравнить все «за» и те «против», к которым не удалось предложить решения, по всем вариантам (анализ);</text:p>
        </text:list-item>
        <text:list-item>
          <text:p text:style-name="P4">Выбрать вариант.</text:p>
        </text:list-item>
      </text:list>
      <text:p text:style-name="P1"/>
      <text:p text:style-name="P1">Основы дивергентного мышления:</text:p>
      <text:list xml:id="list1242126244036476150" text:style-name="L4">
        <text:list-item>
          <text:p text:style-name="P5">Чем больше идей, тем лучше;</text:p>
        </text:list-item>
        <text:list-item>
          <text:p text:style-name="P5"><text:soft-page-break/>Развивать новые идеи из предыдущих (несколько направлений);</text:p>
        </text:list-item>
        <text:list-item>
          <text:p text:style-name="P5">Странные и несуразные идеи тоже принимаются (освобождает мышление, не нужно бояться выйти за пределы разумности, логичности, конструктивности, практичности);</text:p>
        </text:list-item>
        <text:list-item>
          <text:p text:style-name="P5">!!! Не оценивать идеи.</text:p>
        </text:list-item>
      </text:list>
      <text:p text:style-name="P1"/>
      <text:p text:style-name="P1">Сортировка — самый простой подход к структурированию.</text:p>
      <text:p text:style-name="P1">Хронология важна, т. к. это естественней для мозга (сначала причина, потом следствие).</text:p>
      <text:p text:style-name="P1"/>
      <text:p text:style-name="P1">Построение диаграммы причинно-следственных связей:</text:p>
      <text:list xml:id="list6330146036940909476" text:style-name="L5">
        <text:list-item>
          <text:p text:style-name="P6">Определить основные факторы (только динамические);</text:p>
        </text:list-item>
        <text:list-item>
          <text:p text:style-name="P6">Выявить причинно-следственные связи (список пар: причина — следствие);</text:p>
        </text:list-item>
        <text:list-item>
          <text:p text:style-name="P6">определить прямые (П - увеличение причины ведет к увеличению следствия) это связи или обратные (О - увеличение причины ведет к уменьшению следствия);</text:p>
        </text:list-item>
        <text:list-item>
          <text:p text:style-name="P6">построить диаграмму взаимосвязей (цепочки или деревья, факторы обводятся в круги, влияния факторов друг на друга обозначаются стрелками с О или П; возможны петли, могут быть нестабильными Н — не можем в полной мере или совсем контролировать развитие событий <text:span text:style-name="T1">(</text:span>все взаимосвязи прямые или есть четное число обратных<text:span text:style-name="T1">)</text:span>, или самостабилизирующимися СС — в ней нечетное число обратных связей);</text:p>
        </text:list-item>
        <text:list-item>
          <text:p text:style-name="P6">проанализировать взаимосвязи как единую систему (для начала проверить соответствие полученной схемы здравому смыслу, мысленно изменяя факторы и следя как это будет работать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4M46S</meta:editing-duration>
    <meta:editing-cycles>46</meta:editing-cycles>
    <meta:generator>OpenOffice/4.1.3$Win32 OpenOffice.org_project/413m1$Build-9783</meta:generator>
    <dc:date>2017-05-17T19:06:53.32</dc:date>
    <meta:document-statistic meta:table-count="0" meta:image-count="0" meta:object-count="0" meta:page-count="2" meta:paragraph-count="31" meta:word-count="469" meta:character-count="3376"/>
    <meta:user-defined meta:name="Info 1"/>
    <meta:user-defined meta:name="Info 2"/>
    <meta:user-defined meta:name="Info 3"/>
    <meta:user-defined meta:name="Info 4"/>
  </office:meta>
</office:document-meta>
</file>